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StringConverter.stringToObject( String value , Class type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StringConverter.getFlavour( 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jectStringConverter.objectToString( Object object , Class type , String flavour , 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bjectStringConverter.stringToObject( String value , Class type , String flavour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StringConverter.objectToString( Object object , Class type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